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8ff4" officeooo:paragraph-rsid="000b8ff4"/>
    </style:style>
    <style:style style:name="P2" style:family="paragraph" style:parent-style-name="Standard" style:list-style-name="L1">
      <style:text-properties officeooo:paragraph-rsid="000b8ff4"/>
    </style:style>
    <style:style style:name="P3" style:family="paragraph" style:parent-style-name="Standard">
      <style:text-properties officeooo:paragraph-rsid="000b8ff4"/>
    </style:style>
    <style:style style:name="T1" style:family="text">
      <style:text-properties officeooo:rsid="000b8f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Έχουν γίνει οι εξής αλλαγές για ευκολία:</text:span></text:p>
      <text:list xml:id="list341989460" text:style-name="L1">
        <text:list-item>
          <text:p text:style-name="P1">Η αρίθμηση των κόμβων και των καναλιών ξεκινάει από το 0, αντί για το 1.</text:p>
          <text:list>
            <text:list-item>
              <text:p text:style-name="P2"><text:span text:style-name="T1">Αν δηλαδή έχουμε 8 κόμβους τότε αυτοί αριθμούνται από το 0 μέχρι το 7 και όχι από το 1 μέχρι το 8.</text:span></text:p>
            </text:list-item>
          </text:list>
        </text:list-item>
        <text:list-item>
          <text:p text:style-name="P1">Για έναν κόμβο που δεν μεταδίδει, θα γράφουμε <text:span text:style-name="T2">trans[i] = -1</text:span><text:span text:style-name="T4">, καθώς το </text:span><text:span text:style-name="T2">trans[i]=0</text:span><text:span text:style-name="T3"> </text:span><text:span text:style-name="T5">σημαίνει πλέον ότι ο κόμβος i μεταδίδει στο κανάλι 0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1:19:38.062043385</meta:creation-date>
    <dc:date>2020-12-31T11:36:08.487770251</dc:date>
    <meta:editing-duration>PT16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71" meta:character-count="347" meta:non-whitespace-character-count="283"/>
  </office:meta>
</office:document-meta>
</file>